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Quotations">
      <style:paragraph-properties fo:text-align="center" style:justify-single-word="false"/>
      <style:text-properties fo:font-style="italic" style:font-style-asian="italic" style:font-style-complex="italic"/>
    </style:style>
    <style:style style:name="P3" style:family="paragraph" style:parent-style-name="Bibliography_20_Heading">
      <style:paragraph-properties fo:break-before="page"/>
    </style:style>
    <style:style style:name="P4" style:family="paragraph" style:parent-style-name="Bibliography_20_1">
      <style:paragraph-properties>
        <style:tab-stops/>
      </style:paragraph-properties>
    </style:style>
    <style:style style:name="P5" style:family="paragraph" style:parent-style-name="Text_20_body">
      <style:text-properties fo:font-style="normal" style:font-style-asian="normal" style:font-style-complex="normal"/>
    </style:style>
    <style:style style:name="P6" style:family="paragraph" style:parent-style-name="Text_20_body">
      <style:paragraph-properties fo:text-align="justify" style:justify-single-word="false"/>
      <style:text-properties fo:font-style="normal" style:font-style-asian="normal" style:font-style-complex="normal"/>
    </style:style>
    <style:style style:name="P7" style:family="paragraph" style:parent-style-name="Text_20_body" style:list-style-name="L1"/>
    <style:style style:name="P8" style:family="paragraph" style:parent-style-name="Text_20_body" style:list-style-name="L1">
      <style:text-properties fo:font-weight="bold" style:font-weight-asian="bold" style:font-weight-complex="bold"/>
    </style:style>
    <style:style style:name="P9" style:family="paragraph" style:parent-style-name="Text_20_body" style:list-style-name="L1">
      <style:text-properties fo:font-weight="normal" style:font-weight-asian="normal" style:font-weight-complex="normal"/>
    </style:style>
    <style:style style:name="P10" style:family="paragraph" style:parent-style-name="Heading_20_2">
      <style:text-properties fo:font-style="normal" fo:font-weight="normal" style:font-style-asian="normal" style:font-weight-asian="normal" style:font-style-complex="normal" style:font-weight-complex="normal"/>
    </style:style>
    <style:style style:name="P11" style:family="paragraph" style:parent-style-name="Heading_20_2">
      <style:paragraph-properties fo:margin-top="0.423cm" fo:margin-bottom="0.212cm" fo:keep-with-next="always"/>
      <style:text-properties style:font-name="Arial" fo:font-style="normal" fo:font-weight="normal" style:font-name-asian="Arial Unicode MS" style:font-style-asian="normal" style:font-weight-asian="normal" style:font-name-complex="Mangal" style:font-style-complex="normal" style:font-weight-complex="normal"/>
    </style:style>
    <style:style style:name="P12" style:family="paragraph" style:parent-style-name="Illustration">
      <style:paragraph-properties fo:text-align="center" style:justify-single-word="false"/>
    </style:style>
    <style:style style:name="P1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4" style:family="paragraph">
      <style:paragraph-properties fo:margin-left="0cm" fo:margin-right="0cm" fo:margin-top="0cm" fo:margin-bottom="0cm" fo:line-height="100%" fo:text-indent="0cm"/>
    </style:style>
    <style:style style:name="P15" style:family="paragraph">
      <style:paragraph-properties fo:margin-left="0cm" fo:margin-right="0cm" fo:margin-top="0cm" fo:margin-bottom="0cm" fo:line-height="100%" fo:text-indent="0cm"/>
      <style:text-properties style:use-window-font-color="true" style:text-outline="false" style:text-line-through-style="none" style:font-name="Calibri1" fo:font-size="12pt" fo:font-style="normal" fo:text-shadow="1pt 1pt" style:text-underline-style="none" fo:font-weight="bold" style:letter-kerning="true" style:font-name-asian="Arial Unicode MS"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style:use-window-font-color="true" style:text-outline="false" style:text-line-through-style="none" style:font-name="Calibri1" fo:font-size="12pt" fo:font-style="normal" fo:text-shadow="1pt 1pt" style:text-underline-style="none" fo:font-weight="bold" style:letter-kerning="true" style:font-name-asian="Arial Unicode MS"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opacity-name="Transparency_20_1"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99ccff" draw:opacity-name="Transparency_20_1"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99ccff" draw:opacity-name="Transparency_20_1"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fo:min-height="0.466cm"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fo:min-height="0.466cm"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fo:min-height="0.466cm"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TRIS HTML5</text:h>
      <text:h text:style-name="Heading_20_2" text:outline-level="2">Introducción</text:h>
      <text:p text:style-name="P2">“Tetris<text:bibliography-mark text:identifier="TET00" text:bibliography-type="www" text:author="Alekséi Pázhitnov" text:title="Tetris" text:year="1984" text:url="http://es.wikipedia.org/wiki/Tetris">[1]</text:bibliography-mark> es un videojuego de puzzle originalmente diseñado y programado por Alekséi Pázhitnov en la Unión Soviética y lanzado el 06 de junio de 1984.</text:p>
      <text:p text:style-name="P2">Hay que encajar diferentes tetriminos, figuras geométricas compuestas por cuatro bloques cuadrados unidos de forma ortogonal que van apareciendo en el transcurso del juego. El jugador no puede impedir esta caída pero puede decidir la rotación de la pieza y en qué lugar debe caer. Cuando una línea horizontal se completa, esa línea desaparece y todas las piezas que están por encima descienden una posición, liberando espacio de juego y por tanto facilitando la tarea de situar nuevas piezas. La caída de las piezas se acelera progresivamente. El juego acaba cuando las piezas se amontonan hasta llegar a zona donde se generan, interfiriendo la creación más piezas y finalizando el juego.”<text:note text:id="ftn1" text:note-class="footnote"><text:note-citation>1</text:note-citation><text:note-body><text:p text:style-name="Footnote">Definición de <text:span text:style-name="T1">“Pong”</text:span><text:span text:style-name="T3"> según Wikipedia.</text:span></text:p></text:note-body></text:note></text:p>
      <text:p text:style-name="Text_20_body">Se trata del clásico juego de “<text:span text:style-name="T1">Tetris</text:span>” <text:span text:style-name="T3">al que se ha jugado en multitud de plataformas a lo largo de estos últimos años. Su principal función será utilizar este juego como herramienta para el tratamiento de alguna disfunción visual presentada por el paciente. Se ha estudiado el aspecto teórico de las patologías y se ha identificado a este juego como una gran herramienta para el tratamiento de deficiencias visuales. </text:span></text:p>
      <text:p text:style-name="P5">Las formas geométricas simples que utiliza este juego nos ayuda a encajar el tratamiento con el uso <text:s/>de colores que, junto con el empleo de unas gafas bicolor (rojo/verde o rojo/azul) nos permitirá la distribución de información entre los dos ojos, obligando a los dos ojos a cooperar y favoreciendo el entrenamiento visual y por tanto, la recuperación del paciente.</text:p>
      <text:p text:style-name="Text_20_body"><text:span text:style-name="T3">La tecnología a emplear en su desarrollo, es idéntica a la usada para implementar otros juegos descritos en este proyecto, se tratará de la tecnología HTML5, junto con una serie de </text:span><text:span text:style-name="T1">frameworks</text:span><text:span text:style-name="T1"><text:note text:id="ftn2" text:note-class="footnote"><text:note-citation>2</text:note-citation><text:note-body><text:p text:style-name="Footnote">Estructura conceptual y tecnológica de soporte definido, normalmente con artefactos o módulos de software concretos, que puede servir de base para la organización y desarrollo de software.</text:p></text:note-body></text:note></text:span><text:span text:style-name="T3"> disponibles para la implementación de juegos, prescindiendo así de animaciones Flash cuya presencia en tecnologías móviles es casi inexistente, debido a problemas de compatibilidad y rendimiento sobre dichas plataformas.</text:span></text:p>
      <text:p text:style-name="P1"><text:span text:style-name="T3">Seguirá también uno de los objetivos principales del proyecto, que es la de desarrollar el juego con características de diseño adaptativo o “</text:span><text:span text:style-name="T1">Responsive Design</text:span><text:span text:style-name="T3">”</text:span><text:span text:style-name="T3"><text:note text:id="ftn3" text:note-class="footnote"><text:note-citation>3</text:note-citation><text:note-body><text:p text:style-name="Footnote">Técnica de diseño y desarrollo web que mediante el uso de estructuras e imágenes fluidas, así como de <text:span text:style-name="T1">media-queries</text:span> en la hoja de estilo CSS, consigue adaptar el sitio web al entorno del usuario.</text:p></text:note-body></text:note></text:span><text:span text:style-name="T3"> capaz de adaptar el juego a cualquier pantalla.</text:span></text:p>
      <text:p text:style-name="P6">También se han estudiado sus características y sus diferentes parámetros de configuración facilitando la labor de seguimiento por parte del especialista, haciendo posible la adaptación del <text:s/>tratamiento a cada paciente.</text:p>
      <text:h text:style-name="Heading_20_2" text:outline-level="2">Elementos</text:h>
      <text:p text:style-name="Text_20_body">La identificación de los elementos que intervienen en el juego es fundamental para conseguir un juego con un rendimiento óptimo y un escaso uso de recursos, consiguiendo que el procesamiento del juego sea muy rápido. Ésto es muy importante debido a la escalabilidad de la aplicación web <text:soft-page-break/>que desarrollamos en este proyecto, ya que puede usarse tanto en ordenadores personales con gran capacidad de procesamiento como en dispositivos portátiles con una menor capacidad.</text:p>
      <text:p text:style-name="Text_20_body">Al igual que en juegos anteriores identificaremos las capas en las que se divide el juego y la describiremos posteriormente. El número de capas en las que se divide se pueden observar en la <text:sequence-ref text:reference-format="text" text:ref-name="refIllustration0">Ilustración 1: Capas o layers de Tetris</text:sequence-ref>.</text:p>
      <text:p text:style-name="Text_20_body"><draw:frame draw:style-name="fr1" draw:name="Marco1" text:anchor-type="paragraph" svg:y="0.21cm" svg:width="8.304cm" draw:z-index="0"><draw:text-box fo:min-height="7.213cm"><text:p text:style-name="P12"><draw:g text:anchor-type="paragraph" draw:z-index="1" draw:style-name="gr1"><draw:path draw:style-name="gr2" draw:text-style-name="P13" svg:width="5.607cm" svg:height="5.045cm" draw:transform="skewX (-0.298102236240575) rotate (-0.0200712863991177) translate (-0.823682185956858cm 1.73121470169188cm)" svg:viewBox="0 0 5608 5046" svg:d="m0 2875c437-978 881-1937 1332-2875 1004 1313 2372 2064 3885 2167 86 970 215 1921 391 2847-2175 198-4180-534-5608-2139z"><text:p/></draw:path><draw:path draw:style-name="gr3" draw:text-style-name="P13" svg:width="5.606cm" svg:height="5.043cm" draw:transform="skewX (-0.298800367941373) rotate (-0.0204203522495157) translate (-0.226733932095345cm 0.870604969324241cm)" svg:viewBox="0 0 5607 5044" svg:d="m0 2875c437-978 882-1936 1333-2875 1004 1313 2372 2063 3885 2165 85 970 214 1921 389 2847-2175 199-4179-533-5607-2137z"><text:p/></draw:path><draw:path draw:style-name="gr4" draw:text-style-name="P13" svg:width="5.606cm" svg:height="5.043cm" draw:transform="skewX (-0.298800367941373) rotate (-0.0204203522495157) translate (0.367110613130152cm -0.0272234125186168cm)" svg:viewBox="0 0 5607 5044" svg:d="m0 2875c437-978 882-1936 1333-2875 1004 1313 2372 2063 3885 2165 85 970 214 1921 389 2847-2175 199-4179-533-5607-2137z"><text:p/></draw:path><draw:frame draw:style-name="gr5" draw:text-style-name="P15" svg:width="1.779cm" svg:height="0.772cm" svg:x="5.043cm" svg:y="6.285cm"><draw:text-box><text:p text:style-name="P14"><text:span text:style-name="T8">Capa 1</text:span></text:p></draw:text-box></draw:frame><draw:frame draw:style-name="gr6" draw:text-style-name="P15" svg:width="1.779cm" svg:height="0.772cm" svg:x="5.636cm" svg:y="5.387cm"><draw:text-box><text:p text:style-name="P14"><text:span text:style-name="T8">Capa 2</text:span></text:p></draw:text-box></draw:frame><draw:frame draw:style-name="gr7" draw:text-style-name="P15" svg:width="1.779cm" svg:height="0.772cm" svg:x="6.525cm" svg:y="4.489cm"><draw:text-box><text:p text:style-name="P14"><text:span text:style-name="T8">Capa 3</text:span></text:p></draw:text-box></draw:frame></draw:g>Ilustración <text:sequence text:ref-name="refIllustration0" text:name="Illustration" text:formula="ooow:Illustration+1" style:num-format="1">1</text:sequence>: Capas o layers de Tetris</text:p></draw:text-box></draw:frame></text:p>
      <text:p text:style-name="Text_20_body">A continuación definiremos los elementos que contienen cada una de las capas que conforman el juego:</text:p>
      <text:list xml:id="list39280991" text:style-name="L1">
        <text:list-item>
          <text:p text:style-name="P7"><text:span text:style-name="T7">Capa 1</text:span>: Contiene las lineas que conforman y delimitan el tablero del juego además de las líneas que delimitan la cuadro donde se visualiza la próxima pieza que aparecerá en el juego. Esta capa no almacenará animación alguna por lo que su repintado (para apreciar animación) no será necesario.</text:p>
          <text:list>
            <text:list-item>
              <text:p text:style-name="P7"><text:span text:style-name="T7">Rectángulo base</text:span><text:span text:style-name="T5">:</text:span> Delimita el tablero de juego estableciendo tanto el ancho como el alto del juego.</text:p>
            </text:list-item>
            <text:list-item>
              <text:p text:style-name="P8">Rectángulo de próxima pieza: <text:span text:style-name="T6">Delimita el cuadro donde se puede observar la próxima pieza que aparecerá en el juego, estableciendo tanto el ancho como el alto de este cuadro.</text:span></text:p>
            </text:list-item>
          </text:list>
        </text:list-item>
        <text:list-item>
          <text:p text:style-name="P8">Capa 2:<text:span text:style-name="T6"> En esta capa se encuentran los elementos más importantes del juego, pues son los que conformarán la animación, es decir, los elementos que se moverán y sobre los que interactuará el usuario. Esta capa estará siendo repintada continuamente para poder observar una animación rápida y fluida. Los elementos que contiene este </text:span><text:span text:style-name="T2">layer</text:span><text:span text:style-name="T6"> se enumeran a continuación.</text:span></text:p>
          <text:list>
            <text:list-item>
              <text:p text:style-name="P9"><text:span text:style-name="T7">Matriz de juego:</text:span> Consiste en un conjunto de rectángulos o casillas, situados encima del rectángulo base de la capa 1, que conformarán la dinámica del juego. Esta matriz inicialmente estará vacía y se irá rellenando de fragmentos de piezas según el desplazamiento de ésta vaya ocupando determinadas casillas, volviendo a quedar la casilla vacía en el momento que la pieza deje de ocuparla.</text:p>
            </text:list-item>
            <text:list-item>
              <text:p text:style-name="P8">Matriz de próxima pieza:<text:span text:style-name="T6"> El funcionamiento de esta matriz es similar a la anterior pero se trata de una matriz con la información de la próxima pieza que aparecerá en el juego una vez la pieza, que en ese momento está en juego, se sitúe y encaje con el resto de </text:span><text:soft-page-break/><text:span text:style-name="T6">piezas del juego.</text:span></text:p>
            </text:list-item>
            <text:list-item>
              <text:p text:style-name="P8">Texto de nivel y puntuación: <text:span text:style-name="T6">Existirá dos elementos de puntuación asociados al juego, se trata del nivel y la puntuación del jugador. El primero estará asociado proporcionalmente a la velocidad con la que las piezas van cayendo en el tablero de juego, es decir, que cuanto mayor sea el nivel mayor será la velocidad de éstas, este parámetro ira variando dentro de diferentes configuraciones que se detallarán en el apartado </text:span><text:span text:style-name="T6"><text:bookmark-ref text:reference-format="text" text:ref-name="__RefHeading__2108_305788417">Nivel de dificultad</text:bookmark-ref></text:span><text:span text:style-name="T6"> de la pág. </text:span><text:span text:style-name="T6"><text:bookmark-ref text:reference-format="page" text:ref-name="__RefHeading__2108_305788417">3</text:bookmark-ref></text:span><text:span text:style-name="T6">. El segundo, el texto de puntuación, determinará una puntuación que viene determinada por la cantidad de líneas que el jugador consiga, cuantas más líneas consiga mayor será esta puntuación.</text:span></text:p>
            </text:list-item>
          </text:list>
        </text:list-item>
        <text:list-item>
          <text:p text:style-name="P8">Capa 3: <text:span text:style-name="T6">Esta capa alojará los elementos de menú del juego, es decir una pequeña pantalla de introducción al juego y un pequeño menú de pausa animado con diferentes opciones de juego. Esta capa al igual que la capa anterior también necesita de repintado, pues contiene algunas animaciones cuando se pulsa sobre algunos de los elementos que se enumeran a continuación.</text:span></text:p>
          <text:list>
            <text:list-item>
              <text:p text:style-name="P8">Botón de inicio: <text:span text:style-name="T6">Este elemento contendrá un pequeño texto introductorio al juego y </text:span><text:span text:style-name="T6">permitirá la ejecución del juego, tras pulsar sobre él. Una vez se pulse éste desaparecerá y comenzará el juego permitiendo la interacción del jugador sobre los elementos de la capa anterior.</text:span></text:p>
            </text:list-item>
            <text:list-item>
              <text:p text:style-name="P8">Botón de pausa: <text:span text:style-name="T6">Este botón permitirá pausar el transcurso del juego además de animar y mostrar dos nuevos botones con dos nuevas funcionalidades que se describen a continuación.</text:span></text:p>
              <text:list>
                <text:list-item>
                  <text:p text:style-name="P8">Botón de pantalla completa (<text:span text:style-name="T1">full screen)</text:span>: <text:span text:style-name="T6">Al pulsar sobre él se abrirá el juego ocupando toda la pantalla del dispositivo, aumentando la jugabilidad y evitando elementos que distraigan la atención del usuario.</text:span></text:p>
                </text:list-item>
                <text:list-item>
                  <text:p text:style-name="P8">Botón de reinicio <text:span text:style-name="T1">(restart)</text:span><text:span text:style-name="T3">: </text:span><text:span text:style-name="T4">Su función es muy simple, consiste en reiniciar el juego cuando el usuario lo desee.</text:span></text:p>
                </text:list-item>
              </text:list>
            </text:list-item>
          </text:list>
        </text:list-item>
      </text:list>
      <text:h text:style-name="P10" text:outline-level="2">Piezas</text:h>
      <text:h text:style-name="P10" text:outline-level="2">Animaciones</text:h>
      <text:h text:style-name="P10" text:outline-level="2">Parámetros configurables</text:h>
      <text:h text:style-name="P10" text:outline-level="2">Puntuación</text:h>
      <text:h text:style-name="P11" text:outline-level="2"><text:bookmark text:name="__RefHeading__2108_305788417"/>Nivel de dificultad<text:bookmark-end text:name="__RefHeading__2108_305788417"/></text:h>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P3">Bibliografía</text:p>
          </text:index-title>
          <text:p text:style-name="P4">[1]: Alekséi Pázhitnov, Tetris, 1984, http://es.wikipedia.org/wiki/Tetris</text:p>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draw:opacity draw:name="Transparency_20_1" draw:display-name="Transparency 1" draw:style="linear" draw:start="100%" draw:end="0%" draw:angle="0" draw:border="0%"/>
    <draw:opacity draw:name="Transparency_20_21" draw:display-name="Transparency 21" draw:style="linear" draw:start="100%" draw:end="0%" draw:angle="517" draw:border="15%"/>
    <draw:marker draw:name="Arrow" svg:viewBox="0 0 20 30" svg:d="m10 0-10 30h20z"/>
    <draw:stroke-dash draw:name="Fine_20_Dashed" draw:display-name="Fine Dashed" draw:style="rect" draw:dots1="1" draw:dots1-length="0.288cm" draw:dots2="1" draw:dots2-length="0.288cm" draw:distance="0.288cm"/>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master-page-name="">
      <style:paragraph-properties fo:margin-left="0cm" fo:margin-right="0cm" fo:margin-top="0cm" fo:margin-bottom="0.212cm" fo:text-align="justify" style:justify-single-word="false" fo:text-indent="0cm" style:auto-text-indent="true" style:page-number="auto"/>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Text_20_body" style:class="html">
      <style:paragraph-properties fo:margin-left="1cm" fo:margin-right="1cm" fo:margin-top="0cm" fo:margin-bottom="0.499cm"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exto_5f_portada" style:display-name="Texto_portada" style:family="paragraph" style:parent-style-name="Standard" style:class="tex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_5f_portada" style:display-name="Título_portada" style:family="paragraph" style:parent-style-name="Title" style:class="text">
      <style:text-properties fo:font-variant="small-caps" fo:font-size="26pt"/>
    </style:style>
    <style:style style:name="Subtítulo_5f_portada" style:display-name="Subtítulo_portada" style:family="paragraph" style:parent-style-name="Título_5f_portada" style:class="text" style:master-page-name="">
      <style:paragraph-properties style:page-number="auto"/>
      <style:text-properties fo:font-size="20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Drawing"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ES"/>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57M1S</meta:editing-duration>
    <meta:editing-cycles>4</meta:editing-cycles>
    <meta:generator>OpenOffice.org/3.3$Win32 OpenOffice.org_project/330m20$Build-9567</meta:generator>
    <dc:date>2014-02-03T19:18:00.10</dc:date>
    <dc:creator>Manuel Navarro Pérez</dc:creator>
    <meta:document-statistic meta:table-count="0" meta:image-count="0" meta:object-count="0" meta:page-count="4" meta:paragraph-count="36" meta:word-count="1196" meta:character-count="7337"/>
    <meta:user-defined meta:name="Info 1"/>
    <meta:user-defined meta:name="Info 2"/>
    <meta:user-defined meta:name="Info 3"/>
    <meta:user-defined meta:name="Info 4"/>
  </office:meta>
</office:document-meta>
</file>